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auto-grow-height="false" fo:min-height="1.298cm" fo:min-width="2.248cm" fo:wrap-option="no-wrap"/>
      <style:paragraph-properties style:writing-mode="lr-tb"/>
    </style:style>
    <style:style style:name="gr2" style:family="graphic" style:parent-style-name="standard">
      <style:graphic-properties draw:auto-grow-height="false" fo:min-height="1.95cm" fo:min-width="2.8cm" fo:wrap-option="no-wrap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auto-grow-height="false" fo:min-height="1.544cm" fo:min-width="3.394cm" fo:wrap-option="no-wrap"/>
      <style:paragraph-properties style:writing-mode="lr-tb"/>
    </style:style>
    <style:style style:name="gr5" style:family="graphic" style:parent-style-name="standard">
      <style:graphic-properties draw:auto-grow-height="false" fo:min-height="2.032cm" fo:min-width="3.282cm" fo:wrap-option="no-wrap"/>
      <style:paragraph-properties style:writing-mode="lr-tb"/>
    </style:style>
    <style:style style:name="gr6" style:family="graphic" style:parent-style-name="standard">
      <style:graphic-properties draw:auto-grow-height="false" fo:min-height="1.788cm" fo:min-width="5.138cm" fo:wrap-option="no-wrap"/>
      <style:paragraph-properties style:writing-mode="lr-tb"/>
    </style:style>
    <style:style style:name="gr7" style:family="graphic" style:parent-style-name="standard">
      <style:graphic-properties draw:auto-grow-height="false" fo:min-height="2.602cm" fo:min-width="6.752cm" fo:wrap-option="no-wrap"/>
      <style:paragraph-properties style:writing-mode="lr-tb"/>
    </style:style>
    <style:style style:name="gr8" style:family="graphic" style:parent-style-name="standard">
      <style:graphic-properties draw:auto-grow-height="false" fo:min-height="2.928cm" fo:min-width="5.978cm" fo:wrap-option="no-wrap"/>
      <style:paragraph-properties style:writing-mode="lr-tb"/>
    </style:style>
    <style:style style:name="gr9" style:family="graphic" style:parent-style-name="standard">
      <style:graphic-properties draw:auto-grow-height="false" fo:min-height="1.95cm" fo:min-width="7.4cm" fo:wrap-option="no-wrap"/>
      <style:paragraph-properties style:writing-mode="lr-tb"/>
    </style:style>
    <style:style style:name="gr10" style:family="graphic" style:parent-style-name="standard">
      <style:graphic-properties draw:auto-grow-height="false" fo:min-height="1.87cm" fo:min-width="5.32cm" fo:wrap-option="no-wrap"/>
      <style:paragraph-properties style:writing-mode="lr-tb"/>
    </style:style>
    <style:style style:name="gr11" style:family="graphic" style:parent-style-name="standard">
      <style:graphic-properties draw:auto-grow-height="false" fo:min-height="1.788cm" fo:min-width="5.438cm" fo:wrap-option="no-wrap"/>
      <style:paragraph-properties style:writing-mode="lr-tb"/>
    </style:style>
    <style:style style:name="gr12" style:family="graphic" style:parent-style-name="standard">
      <style:graphic-properties draw:auto-grow-height="false" fo:min-height="2.032cm" fo:min-width="5.382cm" fo:wrap-option="no-wrap"/>
      <style:paragraph-properties style:writing-mode="lr-tb"/>
    </style:style>
    <style:style style:name="gr13" style:family="graphic" style:parent-style-name="standard">
      <style:graphic-properties draw:auto-grow-height="false" fo:min-height="3.418cm" fo:min-width="9.268cm" fo:wrap-option="no-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5" style:family="graphic" style:parent-style-name="standard">
      <style:graphic-properties draw:auto-grow-height="false" fo:min-height="2.358cm" fo:min-width="7.408cm" fo:wrap-option="no-wrap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cm" svg:height="1.9cm" svg:x="1.6cm" svg:y="8.1cm">
          <text:p text:style-name="P1">play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3.8cm" svg:height="2.7cm" svg:x="4.6cm" svg:y="2.9cm">
          <text:p text:style-name="P1">session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2" draw:layer="layout" svg:x1="4.6cm" svg:y1="4.1cm" svg:x2="3.1cm" svg:y2="8.3cm">
          <text:p/>
        </draw:line>
        <draw:custom-shape draw:style-name="gr4" draw:text-style-name="P1" draw:layer="layout" svg:width="4.3cm" svg:height="2.2cm" svg:x="25.3cm" svg:y="7.8cm">
          <text:p text:style-name="P1">Price policy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2" draw:layer="layout" svg:x1="7.2cm" svg:y1="5.4cm" svg:x2="25.5cm" svg:y2="8.8cm">
          <text:p/>
        </draw:line>
        <draw:custom-shape draw:style-name="gr5" draw:text-style-name="P1" draw:layer="layout" svg:width="4.3cm" svg:height="2.8cm" svg:x="25.9cm" svg:y="13.4cm">
          <text:p text:style-name="P1">slot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2" draw:layer="layout" svg:x1="30.2cm" svg:y1="14.8cm" svg:x2="33.4cm" svg:y2="13.9cm">
          <text:p/>
        </draw:line>
        <draw:custom-shape draw:style-name="gr6" draw:text-style-name="P1" draw:layer="layout" svg:width="6.1cm" svg:height="2.5cm" svg:x="24.9cm" svg:y="19.5cm">
          <text:p text:style-name="P1">Slots reservations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2" draw:layer="layout" svg:x1="27.6cm" svg:y1="19.7cm" svg:x2="27.6cm" svg:y2="16cm">
          <text:p/>
        </draw:line>
        <draw:custom-shape draw:style-name="gr7" draw:text-style-name="P1" draw:layer="layout" svg:width="7.9cm" svg:height="3.5cm" svg:x="12.9cm" svg:y="16.8cm">
          <text:p text:style-name="P1">reservation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2" draw:layer="layout" svg:x1="25cm" svg:y1="21.4cm" svg:x2="20.7cm" svg:y2="19.5cm">
          <text:p/>
        </draw:line>
        <draw:custom-shape draw:style-name="gr8" draw:text-style-name="P1" draw:layer="layout" svg:width="7.2cm" svg:height="3.9cm" svg:x="32.4cm" svg:y="2cm">
          <text:p text:style-name="P1">auditorium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2" draw:layer="layout" svg:x1="27.5cm" svg:y1="13.5cm" svg:x2="27.2cm" svg:y2="9.9cm">
          <text:p/>
        </draw:line>
        <draw:custom-shape draw:style-name="gr9" draw:text-style-name="P1" draw:layer="layout" svg:width="8.4cm" svg:height="2.7cm" svg:x="33.3cm" svg:y="12.4cm">
          <text:p text:style-name="P1">seat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2" draw:layer="layout" svg:x1="36.2cm" svg:y1="12.4cm" svg:x2="35.7cm" svg:y2="9.7cm">
          <text:p/>
        </draw:line>
        <draw:custom-shape draw:style-name="gr10" draw:text-style-name="P1" draw:layer="layout" svg:width="6.3cm" svg:height="2.6cm" svg:x="32.5cm" svg:y="7.2cm">
          <text:p text:style-name="P1">row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2" draw:layer="layout" svg:x1="35.9cm" svg:y1="7.3cm" svg:x2="36.1cm" svg:y2="5.8cm">
          <text:p/>
        </draw:line>
        <draw:line draw:style-name="gr3" draw:text-style-name="P2" draw:layer="layout" svg:x1="16.7cm" svg:y1="20.2cm" svg:x2="15.6cm" svg:y2="29.8cm">
          <text:p/>
        </draw:line>
        <draw:custom-shape draw:style-name="gr11" draw:text-style-name="P1" draw:layer="layout" svg:width="6.4cm" svg:height="2.5cm" svg:x="1.4cm" svg:y="12.6cm">
          <text:p text:style-name="P1">Plays images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2" draw:layer="layout" svg:x1="3cm" svg:y1="12.5cm" svg:x2="3cm" svg:y2="9.8cm">
          <text:p/>
        </draw:line>
        <draw:custom-shape draw:style-name="gr12" draw:text-style-name="P1" draw:layer="layout" svg:width="6.4cm" svg:height="2.8cm" svg:x="1.5cm" svg:y="17.4cm">
          <text:p text:style-name="P1">images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2" draw:layer="layout" svg:x1="3.8cm" svg:y1="14.9cm" svg:x2="3.9cm" svg:y2="17.5cm">
          <text:p/>
        </draw:line>
        <draw:line draw:style-name="gr3" draw:text-style-name="P2" draw:layer="layout" svg:x1="16cm" svg:y1="16.9cm" svg:x2="6.4cm" svg:y2="5.5cm">
          <text:p/>
        </draw:line>
        <draw:custom-shape draw:style-name="gr13" draw:text-style-name="P1" draw:layer="layout" svg:width="10.6cm" svg:height="4.5cm" svg:x="12.3cm" svg:y="29.7cm">
          <text:p text:style-name="P1">user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4" draw:text-style-name="P3" draw:layer="layout" svg:width="0.502cm" svg:height="1.187cm" svg:x="28.1cm" svg:y="30.7cm">
          <draw:text-box>
            <text:p/>
          </draw:text-box>
        </draw:frame>
        <draw:line draw:style-name="gr3" draw:text-style-name="P2" draw:layer="layout" svg:x1="28.8cm" svg:y1="30.9cm" svg:x2="22.8cm" svg:y2="31.6cm">
          <text:p/>
        </draw:line>
        <draw:custom-shape draw:style-name="gr15" draw:text-style-name="P1" draw:layer="layout" svg:width="8.5cm" svg:height="3.2cm" svg:x="28.8cm" svg:y="29.3cm">
          <text:p text:style-name="P1">rol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1:36:10.399796820</meta:creation-date>
    <dc:date>2022-03-15T23:45:33.511267353</dc:date>
    <meta:editing-duration>PT22M43S</meta:editing-duration>
    <meta:editing-cycles>8</meta:editing-cycles>
    <meta:generator>LibreOffice/6.4.7.2$Linux_X86_64 LibreOffice_project/40$Build-2</meta:generator>
    <meta:document-statistic meta:object-count="27"/>
  </office:meta>
</office:document-meta>
</file>